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FreeSans1" svg:font-family="FreeSans" style:font-family-generic="swiss"/>
    <style:font-face style:name="GentiumAlt" svg:font-family="GentiumAlt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743in" table:align="margins" style:shadow="none"/>
    </style:style>
    <style:style style:name="Table1.A" style:family="table-column">
      <style:table-column-properties style:column-width="0.2431in" style:rel-column-width="350*"/>
    </style:style>
    <style:style style:name="Table1.B" style:family="table-column">
      <style:table-column-properties style:column-width="7.6313in" style:rel-column-width="10989*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9257in"/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tb-rl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375in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rlito" fo:font-size="11pt" officeooo:rsid="00156d85" officeooo:paragraph-rsid="00156d85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officeooo:rsid="001761d5" officeooo:paragraph-rsid="0017b072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rlito" fo:font-size="11pt" officeooo:rsid="001761d5" officeooo:paragraph-rsid="001761d5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1pt" officeooo:rsid="0017b072" officeooo:paragraph-rsid="0017b072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rlito" fo:font-size="11pt" officeooo:rsid="0019057f" officeooo:paragraph-rsid="0019057f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rlito" fo:font-size="11pt" officeooo:rsid="001c0d65" officeooo:paragraph-rsid="001c0d65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rlito" fo:font-size="11pt" fo:font-weight="bold" officeooo:rsid="00156d85" officeooo:paragraph-rsid="00156d85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cc" style:font-name="Carlito" fo:font-size="11pt" fo:font-weight="bold" officeooo:rsid="0019057f" officeooo:paragraph-rsid="0019057f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9900" style:font-name="Carlito" fo:font-size="11pt" officeooo:rsid="001c0d65" officeooo:paragraph-rsid="001c0d65" style:font-size-asian="9.60000038146973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Carlito" fo:font-size="11pt" officeooo:rsid="0019057f" officeooo:paragraph-rsid="0019057f" style:font-size-asian="9.60000038146973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rlito" fo:font-size="11pt" officeooo:rsid="00192e8e" officeooo:paragraph-rsid="00192e8e" style:font-size-asian="9.60000038146973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rlito" fo:font-size="11pt" officeooo:rsid="001a7796" officeooo:paragraph-rsid="001a7796" style:font-size-asian="9.60000038146973pt" style:font-size-complex="11pt"/>
    </style:style>
    <style:style style:name="T1" style:family="text">
      <style:text-properties officeooo:rsid="001761d5"/>
    </style:style>
    <style:style style:name="T2" style:family="text">
      <style:text-properties officeooo:rsid="0017b072"/>
    </style:style>
    <style:style style:name="T3" style:family="text">
      <style:text-properties officeooo:rsid="0019057f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Calibri" officeooo:rsid="000f7252" style:font-size-asian="11pt"/>
    </style:style>
    <style:style style:name="T6" style:family="text">
      <style:text-properties fo:color="#ff3333"/>
    </style:style>
    <style:style style:name="T7" style:family="text">
      <style:text-properties fo:color="#ff3333" officeooo:rsid="001761d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da48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Вопрос 11</text:p>
      <text:p text:style-name="P7">Теплоёмкость. Теплоёмкость идеального газа. Теплоёмкость многоатомных газов. Работа при адиабатном процессе.</text:p>
      <text:p text:style-name="P1"><text:span text:style-name="T7">Удельная т</text:span><text:span text:style-name="T6">еплоемкость</text:span> — <text:span text:style-name="T2">скалярная физическая величина, численно равная количеству теплоты, необходимому для нагревания 1 килограмма вещества на 1 К.</text:span><text:span text:style-name="T2"><draw:frame draw:style-name="fr1" draw:name="Object1" text:anchor-type="as-char" svg:y="-0.1945in" svg:width="1.3882in" svg:height="0.2937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6">Молярная теплоемкость</text:span> — <text:span text:style-name="T2">скалярная физическая величина, численно равная количеству теплоты, </text:span>небхоимо<text:span text:style-name="T2">му</text:span> для нагревания 1 моля вещества на 1 К.<draw:frame draw:style-name="fr1" draw:name="Object2" text:anchor-type="as-char" svg:y="-0.1945in" svg:width="1.6311in" svg:height="0.2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text:span text:style-name="T6">Теплоемкость</text:span> — <text:span text:style-name="T2">скалярная физическая величина, численно равная количеству теплоты, необходимому для нагревания тела на 1 К. </text:span><text:span text:style-name="T2"><draw:frame draw:style-name="fr1" draw:name="Object3" text:anchor-type="as-char" svg:y="-0.1945in" svg:width="1.3181in" svg:height="0.2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"><text:span text:style-name="T8">Рассмотрим изолированную систем</text:span>у, состоящую из воды и эфира. По закону сохранения энергии (<text:span text:style-name="T4">Сумма внутренних энергий тел системы равна нулю</text:span>) после выравнивания температур веществ<draw:frame draw:style-name="fr1" draw:name="Object4" text:anchor-type="as-char" svg:y="-0.1484in" svg:width="1.052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 По 1 закону термодинамики (<text:span text:style-name="T4">Количество теплоты, полученной телом, равно сумме изменения внутренней энергии и работы, совершенной телом</text:span>) <draw:frame draw:style-name="fr1" draw:name="Object5" text:anchor-type="as-char" svg:y="-0.1484in" svg:width="2.0492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. <text:span text:style-name="T3">Работы жидкостей равны нулю</text:span><text:span text:style-name="T3"><draw:frame draw:style-name="fr1" draw:name="Object6" text:anchor-type="as-char" svg:y="-0.1484in" svg:width="1.8071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.</text:span></text:p>
      <text:p text:style-name="P5">Приходим к уравнению теплового баланса (<text:span text:style-name="T4">В замкнутой системе сумма количеств полученной теплоты каждым телом равна нулю</text:span>).</text:p>
      <text:p text:style-name="P5"/>
      <text:p text:style-name="P5">Для твердых и жидких веществ удельные теплоемкости практически не меняются при изменении условий процесса, но для газа это изменение значительно.</text:p>
      <text:p text:style-name="P8">Рассмотрим два изопроцесса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1">Изопроцесс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Изохорный</text:p>
          </table:table-cell>
          <table:table-cell table:style-name="Table1.B2" office:value-type="string">
            <text:p text:style-name="P11">Молярная теплоемкость в изхорном процессе -<draw:frame draw:style-name="fr1" draw:name="Object7" text:anchor-type="as-char" svg:y="-0.1484in" svg:width="0.2752in" svg:height="0.2091in" draw:z-index="6"><draw:object xlink:href="./Object 7" xlink:type="simple" xlink:show="embed" xlink:actuate="onLoad"/><draw:image xlink:href="./ObjectReplacements/Object 7" xlink:type="simple" xlink:show="embed" xlink:actuate="onLoad"/></draw:frame>. Газ не совершает работу, а тогда по 1 закону термодинамики<draw:frame draw:style-name="fr1" draw:name="Object8" text:anchor-type="as-char" svg:y="-0.1484in" svg:width="1.3902in" svg:height="0.2098in" draw:z-index="7"><draw:object xlink:href="./Object 8" xlink:type="simple" xlink:show="embed" xlink:actuate="onLoad"/><draw:image xlink:href="./ObjectReplacements/Object 8" xlink:type="simple" xlink:show="embed" xlink:actuate="onLoad"/></draw:frame>. <draw:frame draw:style-name="fr1" draw:name="Object9" text:anchor-type="as-char" svg:y="-0.2898in" svg:width="1.852in" svg:height="0.4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 table:style-name="Table1.3">
          <table:table-cell table:style-name="Table1.A2" office:value-type="string">
            <text:p text:style-name="P10">Изобарный</text:p>
          </table:table-cell>
          <table:table-cell table:style-name="Table1.B3" office:value-type="string">
            <text:p text:style-name="P12">Молярная теплоемкость в изобарном процессе -<draw:frame draw:style-name="fr1" draw:name="Object10" text:anchor-type="as-char" svg:y="-0.1484in" svg:width="0.2626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 </text:p>
            <text:p text:style-name="P12"><draw:frame draw:style-name="fr1" draw:name="Object11" text:anchor-type="as-char" svg:y="-0.1484in" svg:width="1.6071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1" draw:name="Object12" text:anchor-type="as-char" svg:y="-0.2898in" svg:width="3.4827in" svg:height="0.4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</table:table>
      <text:p text:style-name="P6"><text:span text:style-name="T6">Формула Майера</text:span> <draw:frame draw:style-name="fr1" draw:name="Object13" text:anchor-type="as-char" svg:y="-0.1484in" svg:width="0.8299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9">Коэффициент Пуассона<draw:frame draw:style-name="fr1" draw:name="Object17" text:anchor-type="as-char" svg:y="-0.2693in" svg:width="0.9772in" svg:height="0.442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><text:span text:style-name="T9">Адиабатный процесс</text:span> — процесс, при котором система <text:span text:style-name="T5">может обмениваться с внешней средой только энергией за счет совершения работы.</text:span></text:p>
      <text:p text:style-name="P6"><draw:frame draw:style-name="fr1" draw:name="Object14" text:anchor-type="as-char" svg:y="-0.152in" svg:width="3.0138in" svg:height="0.213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">По уравнению состояния ИГ <draw:frame draw:style-name="fr1" draw:name="Object15" text:anchor-type="as-char" svg:y="-0.2445in" svg:width="1.5681in" svg:height="0.42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. Подставим это равенство в первую формулу <text:s/><text:span text:style-name="T10">и получим формулу работы газ в адиабатном процессе:</text:span> <draw:frame draw:style-name="fr1" draw:name="Object16" text:anchor-type="as-char" svg:y="-0.2728in" svg:width="2.552in" svg:height="0.446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pitch="variable" style:font-charset="x-symbol"/>
    <style:font-face style:name="FreeSans1" svg:font-family="FreeSans" style:font-family-generic="swiss"/>
    <style:font-face style:name="GentiumAlt" svg:font-family="GentiumAlt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736in" fo:margin-bottom="0.2098in" fo:margin-left="0.1862in" fo:margin-right="0.20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9:36:44.273835032</meta:creation-date>
    <dc:date>2017-11-24T21:29:20.406144481</dc:date>
    <meta:editing-duration>PT34M51S</meta:editing-duration>
    <meta:editing-cycles>4</meta:editing-cycles>
    <meta:generator>LibreOffice/4.3.3.2$Linux_x86 LibreOffice_project/430m0$Build-2</meta:generator>
    <meta:document-statistic meta:table-count="1" meta:image-count="0" meta:object-count="17" meta:page-count="1" meta:paragraph-count="20" meta:word-count="213" meta:character-count="1627" meta:non-whitespace-character-count="1422"/>
  </office:meta>
</office:document-meta>
</file>

<file path=Object 1/content.xml><?xml version="1.0" encoding="utf-8"?>
<math xmlns="http://www.w3.org/1998/Math/MathML" display="block">
  <semantics>
    <mrow>
      <mrow>
        <mi>с</mi>
        <mo stretchy="false">=</mo>
        <mstyle mathsize="9pt">
          <mfrac>
            <mi>Q</mi>
            <mrow>
              <mi>m</mi>
              <mi mathvariant="normal">Δ</mi>
              <mi>T</mi>
            </mrow>
          </mfrac>
        </mstyle>
      </mrow>
      <mspace width="4em"/>
      <mrow>
        <mi>c</mi>
        <mo stretchy="false">=</mo>
        <mrow>
          <mo fence="true" stretchy="false">[</mo>
          <mrow>
            <mstyle mathsize="9pt">
              <mfrac>
                <mi mathvariant="italic">Дж</mi>
                <mrow>
                  <mi mathvariant="italic">кг</mi>
                  <mo stretchy="false">⋅</mo>
                  <mi>K</mi>
                </mrow>
              </mfrac>
            </mstyle>
          </mrow>
          <mo fence="true" stretchy="false">]</mo>
        </mrow>
      </mrow>
    </mrow>
    <annotation encoding="StarMath 5.0"> с =size 9{Q over {m %DELTA T}}~~c = [ size 9 {Дж over {кг cdot K}} ]</annotation>
  </semantics>
</math>
</file>

<file path=Object 10/content.xml><?xml version="1.0" encoding="utf-8"?>
<math xmlns="http://www.w3.org/1998/Math/MathML" display="block">
  <semantics>
    <msub>
      <mi>C</mi>
      <mi>р</mi>
    </msub>
    <annotation encoding="StarMath 5.0">C_р</annotation>
  </semantics>
</math>
</file>

<file path=Object 11/content.xml><?xml version="1.0" encoding="utf-8"?>
<math xmlns="http://www.w3.org/1998/Math/MathML" display="block">
  <semantics>
    <mrow>
      <mrow>
        <msub>
          <mi>Q</mi>
          <mi>p</mi>
        </msub>
        <mo stretchy="false">=</mo>
        <mi mathvariant="normal">Δ</mi>
      </mrow>
      <mrow>
        <mrow>
          <mi>U</mi>
          <mo stretchy="false">+</mo>
          <mi>A</mi>
        </mrow>
        <mo stretchy="false">=</mo>
        <mi mathvariant="normal">ν</mi>
      </mrow>
      <msub>
        <mi>C</mi>
        <mi>p</mi>
      </msub>
      <mi mathvariant="normal">Δ</mi>
      <mi>T</mi>
    </mrow>
    <annotation encoding="StarMath 5.0">Q_p = %DELTA U + A =%inu C_p %DELTA T</annotation>
  </semantics>
</math>
</file>

<file path=Object 12/content.xml><?xml version="1.0" encoding="utf-8"?>
<math xmlns="http://www.w3.org/1998/Math/MathML" display="block">
  <semantics>
    <mrow>
      <msub>
        <mi>C</mi>
        <mi>р</mi>
      </msub>
      <mo stretchy="false">=</mo>
      <mfrac>
        <mrow>
          <mi mathvariant="normal">Δ</mi>
          <mrow>
            <mi>U</mi>
            <mo stretchy="false">+</mo>
            <mi>A</mi>
          </mrow>
        </mrow>
        <mrow>
          <mi mathvariant="normal">ν</mi>
          <mstyle mathsize="7pt">
            <mi mathvariant="normal">Δ</mi>
          </mstyle>
          <mi>T</mi>
        </mrow>
      </mfrac>
      <mo stretchy="false">=</mo>
      <mrow>
        <mfrac>
          <mrow>
            <mstyle mathsize="7pt">
              <mfrac>
                <mi>i</mi>
                <mn>2</mn>
              </mfrac>
            </mstyle>
            <mi mathvariant="normal">ν</mi>
            <mi>R</mi>
            <mstyle mathsize="7pt">
              <mi mathvariant="normal">Δ</mi>
            </mstyle>
            <mi>T</mi>
          </mrow>
          <mrow>
            <mi mathvariant="normal">ν</mi>
            <mstyle mathsize="7pt">
              <mi mathvariant="normal">Δ</mi>
            </mstyle>
            <mi>T</mi>
          </mrow>
        </mfrac>
        <mo stretchy="false">+</mo>
        <mfrac>
          <mrow>
            <mi mathvariant="normal">ν</mi>
            <mi>R</mi>
            <mstyle mathsize="7pt">
              <mi mathvariant="normal">Δ</mi>
            </mstyle>
            <mi>T</mi>
          </mrow>
          <mrow>
            <mi mathvariant="normal">ν</mi>
            <mstyle mathsize="7pt">
              <mi mathvariant="normal">Δ</mi>
            </mstyle>
            <mi>T</mi>
          </mrow>
        </mfrac>
      </mrow>
      <mo stretchy="false">=</mo>
      <mrow>
        <mfrac>
          <mrow>
            <mi>i</mi>
            <mi>R</mi>
          </mrow>
          <mn>2</mn>
        </mfrac>
        <mo stretchy="false">+</mo>
        <mi>R</mi>
      </mrow>
      <mo stretchy="false">=</mo>
      <mfrac>
        <mrow>
          <mrow>
            <mo fence="true" stretchy="false">(</mo>
            <mrow>
              <mrow>
                <mi>i</mi>
                <mo stretchy="false">+</mo>
                <mn>2</mn>
              </mrow>
            </mrow>
            <mo fence="true" stretchy="false">)</mo>
          </mrow>
          <mi>R</mi>
        </mrow>
        <mn>2</mn>
      </mfrac>
    </mrow>
    <annotation encoding="StarMath 5.0">C_р = {%DELTA U + A }over { %inu size 7{%DELTA}T } = { size 7 {i
 over 2}%inu R size 7{%DELTA}T }over { %inu size 7{%DELTA}T } + { %inu R size 7{%DELTA}T }over { %inu size 7{%DELTA}T } = {i R} over 2 + R = {(i+2) R} over 2</annotation>
  </semantics>
</math>
</file>

<file path=Object 13/content.xml><?xml version="1.0" encoding="utf-8"?>
<math xmlns="http://www.w3.org/1998/Math/MathML" display="block">
  <semantics>
    <mrow>
      <msub>
        <mi>C</mi>
        <mi>р</mi>
      </msub>
      <mo stretchy="false">=</mo>
      <mrow>
        <msub>
          <mi>С</mi>
          <mi>V</mi>
        </msub>
        <mo stretchy="false">+</mo>
        <mi>R</mi>
      </mrow>
    </mrow>
    <annotation encoding="StarMath 5.0">C_р = С_V + R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normal">Δ</mi>
      </mrow>
      <mrow>
        <mrow>
          <mi>U</mi>
          <mo stretchy="false">+</mo>
          <mi>A</mi>
        </mrow>
        <mo stretchy="false">=</mo>
        <mn>0</mn>
      </mrow>
      <mspace width="0.5em"/>
      <mo stretchy="false">⇒</mo>
      <mspace width="0.5em"/>
      <mrow>
        <mi>A</mi>
        <mo stretchy="false">=</mo>
        <mrow>
          <mo stretchy="false">−</mo>
          <mi mathvariant="normal">Δ</mi>
        </mrow>
      </mrow>
      <mrow>
        <mi>U</mi>
        <mo stretchy="false">=</mo>
        <mi mathvariant="normal">ν</mi>
      </mrow>
      <msub>
        <mi>C</mi>
        <mi>V</mi>
      </msub>
      <mrow>
        <mo fence="true" stretchy="false">(</mo>
        <mrow>
          <mrow>
            <msub>
              <mi>T</mi>
              <mn>1</mn>
            </msub>
            <mo stretchy="false">−</mo>
            <msub>
              <mi>T</mi>
              <mn>2</mn>
            </msub>
          </mrow>
        </mrow>
        <mo fence="true" stretchy="false">)</mo>
      </mrow>
    </mrow>
    <annotation encoding="StarMath 5.0">Q = %DELTA U + A = 0 `drarrow` A = -%DELTA U = %inu C_V ( T_1 - T_2 ) </annotation>
  </semantics>
</math>
</file>

<file path=Object 15/content.xml><?xml version="1.0" encoding="utf-8"?>
<math xmlns="http://www.w3.org/1998/Math/MathML" display="block">
  <semantics>
    <mrow>
      <mi>T</mi>
      <mo stretchy="false">=</mo>
      <mfrac>
        <mrow>
          <mi>p</mi>
          <mi>V</mi>
        </mrow>
        <mrow>
          <mi mathvariant="normal">ν</mi>
          <mi>R</mi>
        </mrow>
      </mfrac>
      <mo stretchy="false">=</mo>
      <mfrac>
        <mrow>
          <mi>p</mi>
          <mi>V</mi>
        </mrow>
        <mrow>
          <mi mathvariant="normal">ν</mi>
          <mo stretchy="false">⋅</mo>
          <mrow>
            <mo fence="true" stretchy="false">(</mo>
            <mrow>
              <mrow>
                <msub>
                  <mi>C</mi>
                  <mi>p</mi>
                </msub>
                <mo stretchy="false">−</mo>
                <msub>
                  <mi>C</mi>
                  <mi>V</mi>
                </msub>
              </mrow>
            </mrow>
            <mo fence="true" stretchy="false">)</mo>
          </mrow>
        </mrow>
      </mfrac>
    </mrow>
    <annotation encoding="StarMath 5.0">T= { p V }over {%inu R} = {p V} over  { %inu cdot(C_p - C_V) }</annotation>
  </semantics>
</math>
</file>

<file path=Object 16/content.xml><?xml version="1.0" encoding="utf-8"?>
<math xmlns="http://www.w3.org/1998/Math/MathML" display="block">
  <semantics>
    <mrow>
      <mi>A</mi>
      <mo stretchy="false">=</mo>
      <mfrac>
        <mrow>
          <msub>
            <mi>C</mi>
            <mi>V</mi>
          </msub>
          <mrow>
            <mo fence="true" stretchy="false">(</mo>
            <mrow>
              <mrow>
                <msub>
                  <mi>p</mi>
                  <mn>1</mn>
                </msub>
                <mrow>
                  <msub>
                    <mi>V</mi>
                    <mn>1</mn>
                  </msub>
                  <mo stretchy="false">−</mo>
                  <msub>
                    <mi>p</mi>
                    <mn>2</mn>
                  </msub>
                </mrow>
                <msub>
                  <mi>V</mi>
                  <mn>2</mn>
                </msub>
              </mrow>
            </mrow>
            <mo fence="true" stretchy="false">)</mo>
          </mrow>
        </mrow>
        <mrow>
          <msub>
            <mi>C</mi>
            <mi>p</mi>
          </msub>
          <mo stretchy="false">−</mo>
          <msub>
            <mi>C</mi>
            <mi>V</mi>
          </msub>
        </mrow>
      </mfrac>
      <mo stretchy="false">=</mo>
      <mfrac>
        <mrow>
          <msub>
            <mi>p</mi>
            <mn>1</mn>
          </msub>
          <mrow>
            <msub>
              <mi>V</mi>
              <mn>1</mn>
            </msub>
            <mo stretchy="false">−</mo>
            <msub>
              <mi>p</mi>
              <mn>2</mn>
            </msub>
          </mrow>
          <msub>
            <mi>V</mi>
            <mn>2</mn>
          </msub>
        </mrow>
        <mrow>
          <mi mathvariant="normal">γ</mi>
          <mo stretchy="false">−</mo>
          <mn>1</mn>
        </mrow>
      </mfrac>
    </mrow>
    <annotation encoding="StarMath 5.0">A =  { C_V ( p_1 V_1 - p_2 V_2 )}over{ C_p - C_V } = { p_1 V_1 - p_2 V_2 }over{ %gamma -1 }</annotation>
  </semantics>
</math>
</file>

<file path=Object 17/content.xml><?xml version="1.0" encoding="utf-8"?>
<math xmlns="http://www.w3.org/1998/Math/MathML" display="block">
  <semantics>
    <mrow>
      <mfrac>
        <msub>
          <mi>C</mi>
          <mi>р</mi>
        </msub>
        <msub>
          <mi>С</mi>
          <mi>V</mi>
        </msub>
      </mfrac>
      <mo stretchy="false">=</mo>
      <mi mathvariant="normal">γ</mi>
      <mo stretchy="false">=</mo>
      <mfrac>
        <mrow>
          <mi>i</mi>
          <mo stretchy="false">+</mo>
          <mn>2</mn>
        </mrow>
        <mi>i</mi>
      </mfrac>
    </mrow>
    <annotation encoding="StarMath 5.0">C_р over С_V  = %gamma = { i+2 }over i</annotation>
  </semantics>
</math>
</file>

<file path=Object 2/content.xml><?xml version="1.0" encoding="utf-8"?>
<math xmlns="http://www.w3.org/1998/Math/MathML" display="block">
  <semantics>
    <mrow>
      <mrow>
        <msub>
          <mi>с</mi>
          <mi mathvariant="normal">μ</mi>
        </msub>
        <mo stretchy="false">=</mo>
        <mstyle mathsize="9pt">
          <mfrac>
            <mi>Q</mi>
            <mrow>
              <mi mathvariant="normal">μ</mi>
              <mi mathvariant="normal">Δ</mi>
              <mi>T</mi>
            </mrow>
          </mfrac>
        </mstyle>
      </mrow>
      <mspace width="4em"/>
      <mrow>
        <msub>
          <mi>с</mi>
          <mi mathvariant="normal">μ</mi>
        </msub>
        <mo stretchy="false">=</mo>
        <mrow>
          <mo fence="true" stretchy="false">[</mo>
          <mrow>
            <mstyle mathsize="9pt">
              <mfrac>
                <mi mathvariant="italic">Дж</mi>
                <mrow>
                  <mi mathvariant="italic">моль</mi>
                  <mo stretchy="false">⋅</mo>
                  <mi>K</mi>
                </mrow>
              </mfrac>
            </mstyle>
          </mrow>
          <mo fence="true" stretchy="false">]</mo>
        </mrow>
      </mrow>
    </mrow>
    <annotation encoding="StarMath 5.0">с_%mu =size 9{Q over {%mu %DELTA T}}~~с_%mu = [ size 9{Дж over {моль cdot K}} ]</annotation>
  </semantics>
</math>
</file>

<file path=Object 3/content.xml><?xml version="1.0" encoding="utf-8"?>
<math xmlns="http://www.w3.org/1998/Math/MathML" display="block">
  <semantics>
    <mrow>
      <mrow>
        <mi>С</mi>
        <mo stretchy="false">=</mo>
        <mstyle mathsize="9pt">
          <mfrac>
            <mi>Q</mi>
            <mrow>
              <mi mathvariant="normal">Δ</mi>
              <mi>T</mi>
            </mrow>
          </mfrac>
        </mstyle>
      </mrow>
      <mspace width="4em"/>
      <mrow>
        <mi>С</mi>
        <mo stretchy="false">=</mo>
        <mrow>
          <mo fence="true" stretchy="false">[</mo>
          <mrow>
            <mstyle mathsize="9pt">
              <mfrac>
                <mi mathvariant="italic">Дж</mi>
                <mi>K</mi>
              </mfrac>
            </mstyle>
          </mrow>
          <mo fence="true" stretchy="false">]</mo>
        </mrow>
      </mrow>
    </mrow>
    <annotation encoding="StarMath 5.0"> С =size 9{Q over { %DELTA T}}~~С = [ size 9 {Дж over { K}} ]</annotation>
  </semantics>
</math>
</file>

<file path=Object 4/content.xml><?xml version="1.0" encoding="utf-8"?>
<math xmlns="http://www.w3.org/1998/Math/MathML" display="block">
  <semantics>
    <mrow>
      <mi mathvariant="normal">Δ</mi>
      <mrow>
        <msub>
          <mi>U</mi>
          <mn>1</mn>
        </msub>
        <mo stretchy="false">+</mo>
        <mi mathvariant="normal">Δ</mi>
      </mrow>
      <mrow>
        <msub>
          <mi>U</mi>
          <mn>2</mn>
        </msub>
        <mo stretchy="false">=</mo>
        <mn>0</mn>
      </mrow>
    </mrow>
    <annotation encoding="StarMath 5.0">%DELTA U_1 + %DELTA U_2 =0</annotation>
  </semantics>
</math>
</file>

<file path=Object 5/content.xml><?xml version="1.0" encoding="utf-8"?>
<math xmlns="http://www.w3.org/1998/Math/MathML" display="block">
  <semantics>
    <mrow>
      <mrow>
        <msub>
          <mi>Q</mi>
          <mn>1</mn>
        </msub>
        <mo stretchy="false">=</mo>
        <mi mathvariant="normal">Δ</mi>
      </mrow>
      <mrow>
        <msub>
          <mi>U</mi>
          <mn>1</mn>
        </msub>
        <mo stretchy="false">+</mo>
        <msub>
          <mi>A</mi>
          <mn>1</mn>
        </msub>
      </mrow>
      <mi>;</mi>
      <mspace width="0.5em"/>
      <mrow>
        <msub>
          <mi>Q</mi>
          <mn>2</mn>
        </msub>
        <mo stretchy="false">=</mo>
        <mi mathvariant="normal">Δ</mi>
      </mrow>
      <mrow>
        <msub>
          <mi>U</mi>
          <mn>2</mn>
        </msub>
        <mo stretchy="false">+</mo>
        <msub>
          <mi>A</mi>
          <mn>2</mn>
        </msub>
      </mrow>
    </mrow>
    <annotation encoding="StarMath 5.0">Q_1 = %DELTA U_1 + A_1; `Q_2 = %DELTA U_2 + A_2</annotation>
  </semantics>
</math>
</file>

<file path=Object 6/content.xml><?xml version="1.0" encoding="utf-8"?>
<math xmlns="http://www.w3.org/1998/Math/MathML" display="block">
  <semantics>
    <mrow>
      <mo stretchy="false">⇒</mo>
      <mrow>
        <mrow>
          <msub>
            <mi>Q</mi>
            <mn>1</mn>
          </msub>
          <mo stretchy="false">+</mo>
          <msub>
            <mi>Q</mi>
            <mn>2</mn>
          </msub>
        </mrow>
        <mo stretchy="false">=</mo>
        <mi mathvariant="normal">Δ</mi>
      </mrow>
      <mrow>
        <msub>
          <mi>U</mi>
          <mn>1</mn>
        </msub>
        <mo stretchy="false">+</mo>
        <mi mathvariant="normal">Δ</mi>
      </mrow>
      <mrow>
        <msub>
          <mi>U</mi>
          <mn>2</mn>
        </msub>
        <mo stretchy="false">=</mo>
        <mn>0</mn>
      </mrow>
    </mrow>
    <annotation encoding="StarMath 5.0">drarrow Q_1 + Q_2 = %DELTA U_1 + %DELTA U_2 = 0</annotation>
  </semantics>
</math>
</file>

<file path=Object 7/content.xml><?xml version="1.0" encoding="utf-8"?>
<math xmlns="http://www.w3.org/1998/Math/MathML" display="block">
  <semantics>
    <msub>
      <mi>C</mi>
      <mi>V</mi>
    </msub>
    <annotation encoding="StarMath 5.0">C_V </annotation>
  </semantics>
</math>
</file>

<file path=Object 8/content.xml><?xml version="1.0" encoding="utf-8"?>
<math xmlns="http://www.w3.org/1998/Math/MathML" display="block">
  <semantics>
    <mrow>
      <mrow>
        <msub>
          <mi>Q</mi>
          <mi>V</mi>
        </msub>
        <mo stretchy="false">=</mo>
        <mi mathvariant="normal">ν</mi>
      </mrow>
      <msub>
        <mi>C</mi>
        <mi>V</mi>
      </msub>
      <mi mathvariant="normal">Δ</mi>
      <mrow>
        <mi>T</mi>
        <mo stretchy="false">=</mo>
        <mi mathvariant="normal">Δ</mi>
      </mrow>
      <mi>U</mi>
    </mrow>
    <annotation encoding="StarMath 5.0">Q_V = %inu C_V %DELTA T  = %DELTA U </annotation>
  </semantics>
</math>
</file>

<file path=Object 9/content.xml><?xml version="1.0" encoding="utf-8"?>
<math xmlns="http://www.w3.org/1998/Math/MathML" display="block">
  <semantics>
    <mrow>
      <msub>
        <mi>C</mi>
        <mi>V</mi>
      </msub>
      <mo stretchy="false">=</mo>
      <mfrac>
        <mrow>
          <mi mathvariant="normal">Δ</mi>
          <mi>U</mi>
        </mrow>
        <mrow>
          <mi mathvariant="normal">ν</mi>
          <mi mathvariant="normal">Δ</mi>
          <mi>T</mi>
        </mrow>
      </mfrac>
      <mo stretchy="false">=</mo>
      <mfrac>
        <mrow>
          <mstyle mathsize="7pt">
            <mfrac>
              <mi>i</mi>
              <mn>2</mn>
            </mfrac>
          </mstyle>
          <mi mathvariant="normal">ν</mi>
          <mi>R</mi>
          <mstyle mathsize="7pt">
            <mi mathvariant="normal">Δ</mi>
          </mstyle>
          <mi>T</mi>
        </mrow>
        <mrow>
          <mi mathvariant="normal">ν</mi>
          <mstyle mathsize="7pt">
            <mi mathvariant="normal">Δ</mi>
          </mstyle>
          <mi>T</mi>
        </mrow>
      </mfrac>
      <mo stretchy="false">=</mo>
      <mfrac>
        <mrow>
          <mi>i</mi>
          <mi>R</mi>
        </mrow>
        <mn>2</mn>
      </mfrac>
    </mrow>
    <annotation encoding="StarMath 5.0">C_V = { %DELTA U}over { %inu%DELTA T } = { size 7 {i over 2}%inu R size 7{%DELTA}T }over { %inu size 7{%DELTA}T } = { i R }over 2</annotation>
  </semantics>
</math>
</file>